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F000004FB540553C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0.289cm" svg:x="1cm" svg:y="3.825cm">
          <draw:image xlink:href="Pictures/10000001000004CF000004FB540553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"/>
    <meta:generator>LibreOffice/25.8.1.1$Windows_X86_64 LibreOffice_project/54047653041915e595ad4e45cccea684809c77b5</meta:generator>
  </office:meta>
</office:document-meta>
</file>